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6.252cm" svg:height="10.259cm" svg:x="1.733cm" svg:y="7.096cm">
            <draw:object draw:notify-on-update-of-ranges="Planilha1.H20:Planilha1.H20 Planilha1.B5:Planilha1.B15 Planilha1.J3:Planilha1.J3 Planilha1.J5:Planilha1.J15 Planilha1.M3:Planilha1.M3 Planilha1.M5:Planilha1.M15 Planilha1.P3:Planilha1.P3 Planilha1.P5:Planilha1.P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067cm" svg:height="9.833cm" svg:x="18.48cm" svg:y="7.468cm">
            <draw:object draw:notify-on-update-of-ranges="Planilha1.K19:Planilha1.K19 Planilha1.E3:Planilha1.E3 Planilha1.H3:Planilha1.H3 Planilha1.K3:Planilha1.K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number-columns-repeated="2" table:default-cell-style-name="ce1"/>
        <table:table-column table:style-name="co1" table:number-columns-repeated="5" table:default-cell-style-name="ce1"/>
        <table:table-column table:style-name="co1" table:default-cell-style-name="ce5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16"/>
        </table:table-row>
        <table:table-row table:style-name="ro2">
          <table:table-cell/>
          <table:table-cell office:value-type="string" table:number-columns-spanned="1" table:number-rows-spanned="2">
            <text:p>Benchmark</text:p>
          </table:table-cell>
          <table:table-cell office:value-type="string" table:number-columns-spanned="1" table:number-rows-spanned="2">
            <text:p>Version</text:p>
          </table:table-cell>
          <table:table-cell office:value-type="string" table:number-columns-spanned="1" table:number-rows-spanned="2">
            <text:p>Dataset</text:p>
          </table:table-cell>
          <table:table-cell office:value-type="string" table:number-columns-spanned="1" table:number-rows-spanned="2">
            <text:p>Total Time Serial (s)</text:p>
          </table:table-cell>
          <table:table-cell office:value-type="string" table:number-columns-spanned="1" table:number-rows-spanned="2">
            <text:p>CPU Time Serial (s)</text:p>
          </table:table-cell>
          <table:table-cell table:style-name="ce1" office:value-type="string" table:number-columns-spanned="1" table:number-rows-spanned="2">
            <text:p>CPU Time Serial (%)</text:p>
          </table:table-cell>
          <table:table-cell office:value-type="string" table:number-columns-spanned="1" table:number-rows-spanned="2">
            <text:p>Total Time omp_base (s)</text:p>
          </table:table-cell>
          <table:table-cell office:value-type="string" table:number-columns-spanned="1" table:number-rows-spanned="2">
            <text:p>CPU Time omp_base (s)</text:p>
          </table:table-cell>
          <table:table-cell office:value-type="string" table:number-columns-spanned="1" table:number-rows-spanned="2">
            <text:p>Speedup (Serial/omp_base)</text:p>
          </table:table-cell>
          <table:table-cell office:value-type="string" table:number-columns-spanned="1" table:number-rows-spanned="2">
            <text:p>Total Time openmp (s)</text:p>
          </table:table-cell>
          <table:table-cell office:value-type="string" table:number-columns-spanned="1" table:number-rows-spanned="2">
            <text:p>CPU Time openmp (s)</text:p>
          </table:table-cell>
          <table:table-cell office:value-type="string" table:number-columns-spanned="1" table:number-rows-spanned="2">
            <text:p>Speedup (Serial/openmp)</text:p>
          </table:table-cell>
          <table:table-cell office:value-type="string" table:number-columns-spanned="1" table:number-rows-spanned="2">
            <text:p>Speedup (omp_base/openmp)</text:p>
          </table:table-cell>
          <table:table-cell table:style-name="ce4" office:value-type="string" table:number-columns-spanned="1" table:number-rows-spanned="2">
            <text:p>Notes</text:p>
          </table:table-cell>
          <table:table-cell office:value-type="string" table:number-columns-spanned="1" table:number-rows-spanned="2">
            <text:p>Speedup (omp_base/openmp)</text:p>
          </table:table-cell>
          <table:table-cell office:value-type="string" table:number-columns-spanned="1" table:number-rows-spanned="2">
            <text:p>Total Time omp_base (s)</text:p>
          </table:table-cell>
        </table:table-row>
        <table:table-row table:style-name="ro2">
          <table:table-cell/>
          <table:covered-table-cell table:number-columns-repeated="13" table:style-name="ce2"/>
          <table:covered-table-cell table:style-name="Default"/>
          <table:covered-table-cell table:number-columns-repeated="2" table:style-name="ce2"/>
        </table:table-row>
        <table:table-row table:style-name="ro3">
          <table:table-cell/>
          <table:table-cell office:value-type="string">
            <text:p>bfs</text:p>
          </table:table-cell>
          <table:table-cell office:value-type="string">
            <text:p>base</text:p>
          </table:table-cell>
          <table:table-cell office:value-type="string">
            <text:p>1M</text:p>
          </table:table-cell>
          <table:table-cell office:value-type="float" office:value="1.18">
            <text:p>1,18</text:p>
          </table:table-cell>
          <table:table-cell office:value-type="float" office:value="0.05">
            <text:p>0,05</text:p>
          </table:table-cell>
          <table:table-cell office:value-type="string">
            <text:p>4.62%</text:p>
          </table:table-cell>
          <table:table-cell office:value-type="float" office:value="3.45">
            <text:p>3,45</text:p>
          </table:table-cell>
          <table:table-cell office:value-type="float" office:value="2.24">
            <text:p>2,24</text:p>
          </table:table-cell>
          <table:table-cell office:value-type="float" office:value="0.34">
            <text:p>0,34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float" office:value="3.45">
            <text:p>3,45</text:p>
          </table:table-cell>
        </table:table-row>
        <table:table-row table:style-name="ro3">
          <table:table-cell/>
          <table:table-cell office:value-type="string">
            <text:p>cutcp</text:p>
          </table:table-cell>
          <table:table-cell office:value-type="string">
            <text:p>base</text:p>
          </table:table-cell>
          <table:table-cell office:value-type="string">
            <text:p>large</text:p>
          </table:table-cell>
          <table:table-cell office:value-type="float" office:value="39.86">
            <text:p>39,86</text:p>
          </table:table-cell>
          <table:table-cell office:value-type="float" office:value="39.75">
            <text:p>39,75</text:p>
          </table:table-cell>
          <table:table-cell office:value-type="string">
            <text:p>99.72%</text:p>
          </table:table-cell>
          <table:table-cell office:value-type="float" office:value="12.54">
            <text:p>12,54</text:p>
          </table:table-cell>
          <table:table-cell office:value-type="float" office:value="11.38">
            <text:p>11,38</text:p>
          </table:table-cell>
          <table:table-cell office:value-type="float" office:value="3.18">
            <text:p>3,18</text:p>
          </table:table-cell>
          <table:table-cell office:value-type="float" office:value="9.99">
            <text:p>9,99</text:p>
          </table:table-cell>
          <table:table-cell office:value-type="float" office:value="9.89">
            <text:p>9,89</text:p>
          </table:table-cell>
          <table:table-cell office:value-type="float" office:value="3.99">
            <text:p>3,99</text:p>
          </table:table-cell>
          <table:table-cell office:value-type="float" office:value="1.25">
            <text:p>1,25</text:p>
          </table:table-cell>
          <table:table-cell/>
          <table:table-cell office:value-type="float" office:value="1.25">
            <text:p>1,25</text:p>
          </table:table-cell>
          <table:table-cell office:value-type="float" office:value="12.54">
            <text:p>12,54</text:p>
          </table:table-cell>
        </table:table-row>
        <table:table-row table:style-name="ro3">
          <table:table-cell/>
          <table:table-cell office:value-type="string">
            <text:p>histo</text:p>
          </table:table-cell>
          <table:table-cell office:value-type="string">
            <text:p>base</text:p>
          </table:table-cell>
          <table:table-cell office:value-type="string">
            <text:p>large</text:p>
          </table:table-cell>
          <table:table-cell office:value-type="float" office:value="8.57">
            <text:p>8,57</text:p>
          </table:table-cell>
          <table:table-cell office:value-type="float" office:value="8.54">
            <text:p>8,54</text:p>
          </table:table-cell>
          <table:table-cell office:value-type="string">
            <text:p>99.75%</text:p>
          </table:table-cell>
          <table:table-cell office:value-type="float" office:value="1335.97">
            <text:p>1335,97</text:p>
          </table:table-cell>
          <table:table-cell office:value-type="float" office:value="1335.21">
            <text:p>1335,21</text:p>
          </table:table-cell>
          <table:table-cell office:value-type="float" office:value="0.01">
            <text:p>0,01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float" office:value="1335.97">
            <text:p>1335,97</text:p>
          </table:table-cell>
        </table:table-row>
        <table:table-row table:style-name="ro3">
          <table:table-cell/>
          <table:table-cell office:value-type="string">
            <text:p>lbm</text:p>
          </table:table-cell>
          <table:table-cell office:value-type="string">
            <text:p>cpu</text:p>
          </table:table-cell>
          <table:table-cell office:value-type="string">
            <text:p>long</text:p>
          </table:table-cell>
          <table:table-cell table:number-columns-repeated="2" office:value-type="float" office:value="429.15">
            <text:p>429,15</text:p>
          </table:table-cell>
          <table:table-cell office:value-type="string">
            <text:p>100.00%</text:p>
          </table:table-cell>
          <table:table-cell table:number-columns-repeated="2" office:value-type="float" office:value="210.17">
            <text:p>210,17</text:p>
          </table:table-cell>
          <table:table-cell office:value-type="float" office:value="2.04">
            <text:p>2,04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float" office:value="210.17">
            <text:p>210,17</text:p>
          </table:table-cell>
        </table:table-row>
        <table:table-row table:style-name="ro3">
          <table:table-cell/>
          <table:table-cell office:value-type="string">
            <text:p>mri-gridding</text:p>
          </table:table-cell>
          <table:table-cell office:value-type="string">
            <text:p>base</text:p>
          </table:table-cell>
          <table:table-cell office:value-type="string">
            <text:p>small</text:p>
          </table:table-cell>
          <table:table-cell office:value-type="float" office:value="2.49">
            <text:p>2,49</text:p>
          </table:table-cell>
          <table:table-cell office:value-type="float" office:value="2.22">
            <text:p>2,22</text:p>
          </table:table-cell>
          <table:table-cell office:value-type="string">
            <text:p>89.33%</text:p>
          </table:table-cell>
          <table:table-cell office:value-type="float" office:value="42.18">
            <text:p>42,18</text:p>
          </table:table-cell>
          <table:table-cell office:value-type="float" office:value="41.02">
            <text:p>41,02</text:p>
          </table:table-cell>
          <table:table-cell office:value-type="float" office:value="0.06">
            <text:p>0,06</text:p>
          </table:table-cell>
          <table:table-cell office:value-type="float" office:value="1.01">
            <text:p>1,01</text:p>
          </table:table-cell>
          <table:table-cell office:value-type="float" office:value="0.79">
            <text:p>0,79</text:p>
          </table:table-cell>
          <table:table-cell office:value-type="float" office:value="2.46">
            <text:p>2,46</text:p>
          </table:table-cell>
          <table:table-cell office:value-type="float" office:value="41.63">
            <text:p>41,63</text:p>
          </table:table-cell>
          <table:table-cell/>
          <table:table-cell office:value-type="float" office:value="41.63">
            <text:p>41,63</text:p>
          </table:table-cell>
          <table:table-cell office:value-type="float" office:value="42.18">
            <text:p>42,18</text:p>
          </table:table-cell>
        </table:table-row>
        <table:table-row table:style-name="ro3">
          <table:table-cell/>
          <table:table-cell office:value-type="string">
            <text:p>mri-q</text:p>
          </table:table-cell>
          <table:table-cell office:value-type="string">
            <text:p>cpu</text:p>
          </table:table-cell>
          <table:table-cell office:value-type="string">
            <text:p>large</text:p>
          </table:table-cell>
          <table:table-cell office:value-type="float" office:value="8.33">
            <text:p>8,33</text:p>
          </table:table-cell>
          <table:table-cell office:value-type="float" office:value="8.32">
            <text:p>8,32</text:p>
          </table:table-cell>
          <table:table-cell office:value-type="string">
            <text:p>99.84%</text:p>
          </table:table-cell>
          <table:table-cell office:value-type="float" office:value="8.65">
            <text:p>8,65</text:p>
          </table:table-cell>
          <table:table-cell office:value-type="float" office:value="8.35">
            <text:p>8,35</text:p>
          </table:table-cell>
          <table:table-cell office:value-type="float" office:value="0.96">
            <text:p>0,96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float" office:value="8.65">
            <text:p>8,65</text:p>
          </table:table-cell>
        </table:table-row>
        <table:table-row table:style-name="ro3">
          <table:table-cell/>
          <table:table-cell office:value-type="string">
            <text:p>sad</text:p>
          </table:table-cell>
          <table:table-cell office:value-type="string">
            <text:p>cpu</text:p>
          </table:table-cell>
          <table:table-cell office:value-type="string">
            <text:p>large</text:p>
          </table:table-cell>
          <table:table-cell office:value-type="float" office:value="2.52">
            <text:p>2,52</text:p>
          </table:table-cell>
          <table:table-cell office:value-type="float" office:value="1.96">
            <text:p>1,96</text:p>
          </table:table-cell>
          <table:table-cell office:value-type="string">
            <text:p>77.98%</text:p>
          </table:table-cell>
          <table:table-cell table:number-columns-repeated="7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</table:table-row>
        <table:table-row table:style-name="ro3">
          <table:table-cell/>
          <table:table-cell office:value-type="string">
            <text:p>sgemm</text:p>
          </table:table-cell>
          <table:table-cell office:value-type="string">
            <text:p>base</text:p>
          </table:table-cell>
          <table:table-cell office:value-type="string">
            <text:p>medium</text:p>
          </table:table-cell>
          <table:table-cell office:value-type="float" office:value="15.69">
            <text:p>15,69</text:p>
          </table:table-cell>
          <table:table-cell office:value-type="float" office:value="14.41">
            <text:p>14,41</text:p>
          </table:table-cell>
          <table:table-cell office:value-type="string">
            <text:p>91.89%</text:p>
          </table:table-cell>
          <table:table-cell office:value-type="float" office:value="5.69">
            <text:p>5,69</text:p>
          </table:table-cell>
          <table:table-cell office:value-type="float" office:value="3.56">
            <text:p>3,56</text:p>
          </table:table-cell>
          <table:table-cell office:value-type="float" office:value="2.76">
            <text:p>2,76</text:p>
          </table:table-cell>
          <table:table-cell office:value-type="float" office:value="1.47">
            <text:p>1,47</text:p>
          </table:table-cell>
          <table:table-cell office:value-type="float" office:value="0.18">
            <text:p>0,18</text:p>
          </table:table-cell>
          <table:table-cell office:value-type="float" office:value="10.67">
            <text:p>10,67</text:p>
          </table:table-cell>
          <table:table-cell office:value-type="float" office:value="3.87">
            <text:p>3,87</text:p>
          </table:table-cell>
          <table:table-cell/>
          <table:table-cell office:value-type="float" office:value="3.87">
            <text:p>3,87</text:p>
          </table:table-cell>
          <table:table-cell office:value-type="float" office:value="5.69">
            <text:p>5,69</text:p>
          </table:table-cell>
        </table:table-row>
        <table:table-row table:style-name="ro3">
          <table:table-cell/>
          <table:table-cell office:value-type="string">
            <text:p>spmv</text:p>
          </table:table-cell>
          <table:table-cell office:value-type="string">
            <text:p>cpu</text:p>
          </table:table-cell>
          <table:table-cell office:value-type="string">
            <text:p>large</text:p>
          </table:table-cell>
          <table:table-cell office:value-type="float" office:value="1.93">
            <text:p>1,93</text:p>
          </table:table-cell>
          <table:table-cell office:value-type="float" office:value="0.5">
            <text:p>0,5</text:p>
          </table:table-cell>
          <table:table-cell office:value-type="string">
            <text:p>25.82%</text:p>
          </table:table-cell>
          <table:table-cell office:value-type="float" office:value="2.26">
            <text:p>2,26</text:p>
          </table:table-cell>
          <table:table-cell office:value-type="float" office:value="0.25">
            <text:p>0,25</text:p>
          </table:table-cell>
          <table:table-cell office:value-type="float" office:value="0.85">
            <text:p>0,85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float" office:value="2.26">
            <text:p>2,26</text:p>
          </table:table-cell>
        </table:table-row>
        <table:table-row table:style-name="ro3">
          <table:table-cell/>
          <table:table-cell office:value-type="string">
            <text:p>stencil</text:p>
          </table:table-cell>
          <table:table-cell office:value-type="string">
            <text:p>cpu</text:p>
          </table:table-cell>
          <table:table-cell office:value-type="string">
            <text:p>default</text:p>
          </table:table-cell>
          <table:table-cell office:value-type="float" office:value="67.76">
            <text:p>67,76</text:p>
          </table:table-cell>
          <table:table-cell office:value-type="float" office:value="67.72">
            <text:p>67,72</text:p>
          </table:table-cell>
          <table:table-cell office:value-type="string">
            <text:p>99.95%</text:p>
          </table:table-cell>
          <table:table-cell office:value-type="float" office:value="40.6">
            <text:p>40,6</text:p>
          </table:table-cell>
          <table:table-cell office:value-type="float" office:value="40.56">
            <text:p>40,56</text:p>
          </table:table-cell>
          <table:table-cell office:value-type="float" office:value="1.67">
            <text:p>1,67</text:p>
          </table:table-cell>
          <table:table-cell office:value-type="float" office:value="2.67">
            <text:p>2,67</text:p>
          </table:table-cell>
          <table:table-cell office:value-type="float" office:value="2.6">
            <text:p>2,6</text:p>
          </table:table-cell>
          <table:table-cell office:value-type="float" office:value="25.4">
            <text:p>25,4</text:p>
          </table:table-cell>
          <table:table-cell office:value-type="float" office:value="15.22">
            <text:p>15,22</text:p>
          </table:table-cell>
          <table:table-cell/>
          <table:table-cell office:value-type="float" office:value="15.22">
            <text:p>15,22</text:p>
          </table:table-cell>
          <table:table-cell office:value-type="float" office:value="40.6">
            <text:p>40,6</text:p>
          </table:table-cell>
        </table:table-row>
        <table:table-row table:style-name="ro3">
          <table:table-cell/>
          <table:table-cell office:value-type="string">
            <text:p>tpacf</text:p>
          </table:table-cell>
          <table:table-cell office:value-type="string">
            <text:p>base</text:p>
          </table:table-cell>
          <table:table-cell office:value-type="string">
            <text:p>large</text:p>
          </table:table-cell>
          <table:table-cell office:value-type="float" office:value="195.64">
            <text:p>195,64</text:p>
          </table:table-cell>
          <table:table-cell office:value-type="float" office:value="195.12">
            <text:p>195,12</text:p>
          </table:table-cell>
          <table:table-cell office:value-type="string">
            <text:p>99.73%</text:p>
          </table:table-cell>
          <table:table-cell office:value-type="float" office:value="2896.97">
            <text:p>2896,97</text:p>
          </table:table-cell>
          <table:table-cell office:value-type="float" office:value="2894.61">
            <text:p>2894,61</text:p>
          </table:table-cell>
          <table:table-cell office:value-type="float" office:value="0.07">
            <text:p>0,07</text:p>
          </table:table-cell>
          <table:table-cell office:value-type="float" office:value="44.99">
            <text:p>44,99</text:p>
          </table:table-cell>
          <table:table-cell office:value-type="float" office:value="44.23">
            <text:p>44,23</text:p>
          </table:table-cell>
          <table:table-cell office:value-type="float" office:value="4.35">
            <text:p>4,35</text:p>
          </table:table-cell>
          <table:table-cell office:value-type="float" office:value="64.4">
            <text:p>64,4</text:p>
          </table:table-cell>
          <table:table-cell/>
          <table:table-cell office:value-type="float" office:value="64.4">
            <text:p>64,4</text:p>
          </table:table-cell>
          <table:table-cell office:value-type="float" office:value="2896.97">
            <text:p>2896,97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number-columns-repeated="9"/>
          <table:table-cell table:style-name="Default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  <table:table-cell table:style-name="Default"/>
          <table:table-cell table:style-name="Default" table:number-columns-repeated="9"/>
        </table:table-row>
        <table:table-row table:style-name="ro1" table:number-rows-repeated="2">
          <table:table-cell/>
          <table:table-cell table:style-name="Default" table:number-columns-repeated="16"/>
        </table:table-row>
        <table:table-row table:style-name="ro2">
          <table:table-cell/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Felipe</meta:initial-creator>
    <meta:creation-date>2013-10-11T14:39:48</meta:creation-date>
    <dc:date>2013-10-11T15:35:52</dc:date>
    <dc:creator>Luis Felipe</dc:creator>
    <meta:editing-duration>PT40M54S</meta:editing-duration>
    <meta:editing-cycles>7</meta:editing-cycles>
    <meta:generator>LibreOffice/4.0.2.2$Linux_X86_64 LibreOffice_project/400m0$Build-2</meta:generator>
    <meta:document-statistic meta:table-count="1" meta:cell-count="1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53cm" svg:height="10.26cm" xlink:href=".." xlink:type="simple" chart:class="chart:bar" chart:style-name="ch1">
        <chart:title svg:x="6.217cm" svg:y="0.341cm" chart:style-name="ch2">
          <text:p>Speedup Compare</text:p>
        </chart:title>
        <chart:legend svg:x="0.33cm" svg:y="8.204cm" style:legend-expansion="custom" chartooo:width="5.203cm" chartooo:height="1.817cm" style:legend-expansion-aspect-ratio="2.86351128233352" chart:style-name="ch3"/>
        <chart:plot-area chart:style-name="ch4" table:cell-range-address="Planilha1.H20:Planilha1.H20 Planilha1.B5:Planilha1.B15 Planilha1.J3:Planilha1.J3 Planilha1.J5:Planilha1.J15 Planilha1.M3:Planilha1.M3 Planilha1.M5:Planilha1.M15 Planilha1.P3:Planilha1.P3 Planilha1.P5:Planilha1.P15" chart:data-source-has-labels="both" svg:x="0.812cm" svg:y="0.195cm" svg:width="15.078cm" svg:height="8.874cm">
          <chartooo:coordinate-region svg:x="1.724cm" svg:y="0.394cm" svg:width="14.166cm" svg:height="6.652cm"/>
          <chart:axis chart:dimension="x" chart:name="primary-x" chart:style-name="ch5" chartooo:axis-type="auto">
            <chartooo:date-scale/>
            <chart:categories table:cell-range-address="Planilha1.B5:Planilha1.B15"/>
          </chart:axis>
          <chart:axis chart:dimension="y" chart:name="primary-y" chart:style-name="ch6">
            <chart:title svg:x="0.3cm" svg:y="4.899cm" chart:style-name="ch7">
              <text:p>Speedup</text:p>
            </chart:title>
            <chart:grid chart:style-name="ch8" chart:class="major"/>
          </chart:axis>
          <chart:series chart:style-name="ch9" chart:values-cell-range-address="Planilha1.J5:Planilha1.J15" chart:label-cell-address="Planilha1.J3:Planilha1.J3" chart:class="chart:bar">
            <chart:data-point chart:repeated="11"/>
          </chart:series>
          <chart:series chart:style-name="ch10" chart:values-cell-range-address="Planilha1.M5:Planilha1.M15" chart:label-cell-address="Planilha1.M3:Planilha1.M3" chart:class="chart:bar">
            <chart:data-point chart:repeated="11"/>
          </chart:series>
          <chart:series chart:style-name="ch11" chart:values-cell-range-address="Planilha1.P5:Planilha1.P15" chart:label-cell-address="Planilha1.P3:Planilha1.P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(Serial/omp_base)</text:p>
                <draw:g>
                  <svg:desc>Planilha1.J3:Planilha1.J3</svg:desc>
                </draw:g>
              </table:table-cell>
              <table:table-cell office:value-type="string">
                <text:p>Speedup (Serial/openmp)</text:p>
                <draw:g>
                  <svg:desc>Planilha1.M3:Planilha1.M3</svg:desc>
                </draw:g>
              </table:table-cell>
              <table:table-cell office:value-type="string">
                <text:p>Speedup (omp_base/openmp)</text:p>
                <draw:g>
                  <svg:desc>Planilha1.P3:Planilha1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fs</text:p>
                <draw:g>
                  <svg:desc>Planilha1.B5:Planilha1.B15</svg:desc>
                </draw:g>
              </table:table-cell>
              <table:table-cell office:value-type="float" office:value="0.34">
                <text:p>0.34</text:p>
                <draw:g>
                  <svg:desc>Planilha1.J5:Planilha1.J15</svg:desc>
                </draw:g>
              </table:table-cell>
              <table:table-cell office:value-type="float" office:value="NaN">
                <text:p>NaN</text:p>
                <draw:g>
                  <svg:desc>Planilha1.M5:Planilha1.M15</svg:desc>
                </draw:g>
              </table:table-cell>
              <table:table-cell office:value-type="float" office:value="NaN">
                <text:p>NaN</text:p>
                <draw:g>
                  <svg:desc>Planilha1.P5:Planilha1.P15</svg:desc>
                </draw:g>
              </table:table-cell>
            </table:table-row>
            <table:table-row>
              <table:table-cell office:value-type="string">
                <text:p>cutcp</text:p>
              </table:table-cell>
              <table:table-cell office:value-type="float" office:value="3.18">
                <text:p>3.18</text:p>
              </table:table-cell>
              <table:table-cell office:value-type="float" office:value="3.99">
                <text:p>3.9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histo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ri-gridding</text:p>
              </table:table-cell>
              <table:table-cell office:value-type="float" office:value="0.06">
                <text:p>0.06</text:p>
              </table:table-cell>
              <table:table-cell office:value-type="float" office:value="2.46">
                <text:p>2.46</text:p>
              </table:table-cell>
              <table:table-cell office:value-type="float" office:value="41.63">
                <text:p>41.63</text:p>
              </table:table-cell>
            </table:table-row>
            <table:table-row>
              <table:table-cell office:value-type="string">
                <text:p>mri-q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2.76">
                <text:p>2.76</text:p>
              </table:table-cell>
              <table:table-cell office:value-type="float" office:value="10.67">
                <text:p>10.6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spmv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encil</text:p>
              </table:table-cell>
              <table:table-cell office:value-type="float" office:value="1.67">
                <text:p>1.67</text:p>
              </table:table-cell>
              <table:table-cell office:value-type="float" office:value="25.4">
                <text:p>25.4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tpacf</text:p>
              </table:table-cell>
              <table:table-cell office:value-type="float" office:value="0.07">
                <text:p>0.07</text:p>
              </table:table-cell>
              <table:table-cell office:value-type="float" office:value="4.35">
                <text:p>4.35</text:p>
              </table:table-cell>
              <table:table-cell office:value-type="float" office:value="64.4">
                <text:p>6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8cm" svg:height="9.834cm" xlink:href=".." xlink:type="simple" chart:class="chart:bar" chart:style-name="ch1">
        <chart:legend svg:x="60.144cm" svg:y="25.027cm" style:legend-expansion="custom" chartooo:width="97.149cm" chartooo:height="60.835cm" style:legend-expansion-aspect-ratio="1.59692611161338" chart:style-name="ch2"/>
        <chart:plot-area chart:style-name="ch3" table:cell-range-address="Planilha1.K19:Planilha1.K19 Planilha1.B6:Planilha1.B6 Planilha1.B9:Planilha1.B9 Planilha1.B12:Planilha1.B12 Planilha1.B14:Planilha1.B15 Planilha1.E3:Planilha1.E3 Planilha1.E6:Planilha1.E6 Planilha1.E9:Planilha1.E9 Planilha1.E12:Planilha1.E12 Planilha1.E14:Planilha1.E15 Planilha1.H3:Planilha1.H3 Planilha1.H6:Planilha1.H6 Planilha1.H9:Planilha1.H9 Planilha1.H12:Planilha1.H12 Planilha1.H14:Planilha1.H15 Planilha1.K3:Planilha1.K3 Planilha1.K6:Planilha1.K6 Planilha1.K9:Planilha1.K9 Planilha1.K12:Planilha1.K12 Planilha1.K14:Planilha1.K15" chart:data-source-has-labels="both" svg:x="0.399cm" svg:y="0.242cm" svg:width="17.303cm" svg:height="9.474cm">
          <chartooo:coordinate-region svg:x="1.576cm" svg:y="0.441cm" svg:width="16.126cm" svg:height="7.252cm"/>
          <chart:axis chart:dimension="x" chart:name="primary-x" chart:style-name="ch4" chartooo:axis-type="auto">
            <chartooo:date-scale/>
            <chart:categories table:cell-range-address="Planilha1.B6:Planilha1.B6 Planilha1.B9:Planilha1.B9 Planilha1.B12:Planilha1.B12 Planilha1.B14:Planilha1.B14 Planilha1.B15:Planilha1.B15"/>
          </chart:axis>
          <chart:axis chart:dimension="y" chart:name="primary-y" chart:style-name="ch5">
            <chart:title svg:x="0cm" svg:y="5.923cm" chart:style-name="ch6">
              <text:p>Total time(s)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Planilha1.E6:Planilha1.E6 Planilha1.E9:Planilha1.E9 Planilha1.E12:Planilha1.E12 Planilha1.E14:Planilha1.E14 Planilha1.E15:Planilha1.E15" chart:label-cell-address="Planilha1.E3:Planilha1.E3" chart:class="chart:bar">
            <chart:data-point chart:repeated="5"/>
          </chart:series>
          <chart:series chart:attached-axis="primary-y" chart:style-name="ch10" chart:values-cell-range-address="Planilha1.H6:Planilha1.H6 Planilha1.H9:Planilha1.H9 Planilha1.H12:Planilha1.H12 Planilha1.H14:Planilha1.H14 Planilha1.H15:Planilha1.H15" chart:label-cell-address="Planilha1.H3:Planilha1.H3" chart:class="chart:bar">
            <chart:data-point chart:repeated="5"/>
          </chart:series>
          <chart:series chart:attached-axis="primary-y" chart:style-name="ch11" chart:values-cell-range-address="Planilha1.K6:Planilha1.K6 Planilha1.K9:Planilha1.K9 Planilha1.K12:Planilha1.K12 Planilha1.K14:Planilha1.K14 Planilha1.K15:Planilha1.K15" chart:label-cell-address="Planilha1.K3:Planilha1.K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erial (s)</text:p>
                <draw:g>
                  <svg:desc>Planilha1.E3:Planilha1.E3</svg:desc>
                </draw:g>
              </table:table-cell>
              <table:table-cell office:value-type="string">
                <text:p>Total Time omp_base (s)</text:p>
                <draw:g>
                  <svg:desc>Planilha1.H3:Planilha1.H3</svg:desc>
                </draw:g>
              </table:table-cell>
              <table:table-cell office:value-type="string">
                <text:p>Total Time openmp (s)</text:p>
                <draw:g>
                  <svg:desc>Planilha1.K3:Planilha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tcp</text:p>
                <draw:g>
                  <svg:desc>Planilha1.B6:Planilha1.B6 Planilha1.B9:Planilha1.B9 Planilha1.B12:Planilha1.B12 Planilha1.B14:Planilha1.B14 Planilha1.B15:Planilha1.B15</svg:desc>
                </draw:g>
              </table:table-cell>
              <table:table-cell office:value-type="float" office:value="39.86">
                <text:p>39.86</text:p>
                <draw:g>
                  <svg:desc>Planilha1.E6:Planilha1.E6 Planilha1.E9:Planilha1.E9 Planilha1.E12:Planilha1.E12 Planilha1.E14:Planilha1.E14 Planilha1.E15:Planilha1.E15</svg:desc>
                </draw:g>
              </table:table-cell>
              <table:table-cell office:value-type="float" office:value="12.54">
                <text:p>12.54</text:p>
                <draw:g>
                  <svg:desc>Planilha1.H6:Planilha1.H6 Planilha1.H9:Planilha1.H9 Planilha1.H12:Planilha1.H12 Planilha1.H14:Planilha1.H14 Planilha1.H15:Planilha1.H15</svg:desc>
                </draw:g>
              </table:table-cell>
              <table:table-cell office:value-type="float" office:value="9.99">
                <text:p>9.99</text:p>
                <draw:g>
                  <svg:desc>Planilha1.K6:Planilha1.K6 Planilha1.K9:Planilha1.K9 Planilha1.K12:Planilha1.K12 Planilha1.K14:Planilha1.K14 Planilha1.K15:Planilha1.K15</svg:desc>
                </draw:g>
              </table:table-cell>
            </table:table-row>
            <table:table-row>
              <table:table-cell office:value-type="string">
                <text:p>mri-gridding</text:p>
              </table:table-cell>
              <table:table-cell office:value-type="float" office:value="2.49">
                <text:p>2.49</text:p>
              </table:table-cell>
              <table:table-cell office:value-type="float" office:value="42.18">
                <text:p>42.1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15.69">
                <text:p>15.69</text:p>
              </table:table-cell>
              <table:table-cell office:value-type="float" office:value="5.69">
                <text:p>5.6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stencil</text:p>
              </table:table-cell>
              <table:table-cell office:value-type="float" office:value="67.76">
                <text:p>67.76</text:p>
              </table:table-cell>
              <table:table-cell office:value-type="float" office:value="40.6">
                <text:p>40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tpacf</text:p>
              </table:table-cell>
              <table:table-cell office:value-type="float" office:value="195.64">
                <text:p>195.64</text:p>
              </table:table-cell>
              <table:table-cell office:value-type="float" office:value="2896.97">
                <text:p>2896.97</text:p>
              </table:table-cell>
              <table:table-cell office:value-type="float" office:value="44.99">
                <text:p>44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